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racteristicas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list text:style-name="L2">
              <text:list-item>
                <text:p text:style-name="P1">El trafico entre el terminal de usuario y el servidor se transmite sobre una conexión TCP.</text:p>
              </text:list-item>
              <text:list-item>
                <text:p text:style-name="P1">El servidor Telnet interactúa con la aplicación y actúa como un sustituto del gestor del terminal, para que de este modo al terminal remoto le parezca local la aplicación.</text:p>
              </text:list-item>
              <text:list-item>
                <text:p text:style-name="P1">Telnet no necesita configuración pues viene incluido al instalar el Linu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ionamient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ara acceder por telnet a un servidor necesitas que ese servidor de soporte a telnet y además tener una cuenta de usuario en la máquina a la que te conectas.</text:p>
              </text:list-item>
              <text:list-item>
                <text:p>Telnet se proporciona con varias plataformas, incluidas UNIX, Windows 95, Windows NT, y Linux.</text:p>
              </text:list-item>
              <text:list-item>
                <text:p>El comando para iniciar una sesión Telnet generalmente es: </text:p>
              </text:list-item>
              <text:list-item>
                <text:p>telnet “nombre_del_servidor” <text:s/>“puerto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12:52:53.401415352</meta:creation-date>
    <dc:date>2016-05-18T17:42:13.218709840</dc:date>
    <meta:editing-duration>PT27M43S</meta:editing-duration>
    <meta:editing-cycles>1</meta:editing-cycles>
    <meta:document-statistic meta:object-count="29"/>
    <meta:generator>LibreOffice/4.4.6.3$Linux_x86 LibreOffice_project/40m0$Build-3</meta:generator>
  </office:meta>
</office:document-meta>
</file>